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end" style:justify-single-word="false" style:writing-mode="rl-tb"/>
      <style:text-properties officeooo:paragraph-rsid="0018178d"/>
    </style:style>
    <style:style style:name="P2" style:family="paragraph" style:parent-style-name="Heading_20_2">
      <style:paragraph-properties fo:text-align="end" style:justify-single-word="false" style:writing-mode="rl-tb"/>
    </style:style>
    <style:style style:name="P3" style:family="paragraph" style:parent-style-name="Heading_20_2">
      <style:paragraph-properties fo:text-align="end" style:justify-single-word="false" style:writing-mode="rl-tb"/>
      <style:text-properties officeooo:rsid="0018178d" officeooo:paragraph-rsid="0018178d"/>
    </style:style>
    <style:style style:name="P4" style:family="paragraph" style:parent-style-name="Text_20_body">
      <style:paragraph-properties fo:text-align="end" style:justify-single-word="false" style:writing-mode="rl-tb"/>
      <style:text-properties officeooo:rsid="0018178d" officeooo:paragraph-rsid="0018178d"/>
    </style:style>
    <style:style style:name="P5" style:family="paragraph" style:parent-style-name="Title">
      <style:text-properties officeooo:rsid="0018178d" officeooo:paragraph-rsid="0018178d"/>
    </style:style>
    <style:style style:name="T1" style:family="text">
      <style:text-properties officeooo:rsid="0018178d"/>
    </style:style>
    <style:style style:name="T2" style:family="text">
      <style:text-properties officeooo:rsid="0019c833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א, י, ק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דף עבודה א’</text:p>
      <text:h text:style-name="P1" text:outline-level="1" text:is-list-header="true">1.</text:h>
      <text:h text:style-name="P3" text:outline-level="2"/>
      <text:p text:style-name="P4">זעזוע. אי הבנה איך דבר כזה יכול לקרוא והם ישמרו על האמונה.</text:p>
      <text:h text:style-name="P2" text:outline-level="2"/>
      <text:p text:style-name="P4">את אי השוויון, את העובדה שיהודים חווים פוגרומים <text:s/>והשאר לא, ואת האמונה שעדיין קיימת.</text:p>
      <text:h text:style-name="P1" text:outline-level="1"/>
      <text:h text:style-name="P2" text:outline-level="2"/>
      <text:p text:style-name="P4">איך זה שאתה משמיד צדיק עם רש<text:span text:style-name="T2">ע?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e" style:country-complex="IL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 %2%." style:num-prefix=" " style:num-suffix="." style:num-format="א, י, ק, ...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16T12:48:33.134000000</dc:date>
    <meta:editing-duration>PT2H24M27S</meta:editing-duration>
    <meta:editing-cycles>2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9" meta:word-count="41" meta:character-count="195" meta:non-whitespace-character-count="159"/>
  </office:meta>
</office:document-meta>
</file>